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49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 fo:border="0.0008in solid #000000"/>
    </style:style>
    <style:style style:name="ce3" style:family="table-cell" style:parent-style-name="Default">
      <style:table-cell-properties fo:background-color="transparent" fo:border="0.0008in solid #000000"/>
      <style:text-properties style:use-window-font-color="true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ff66"/>
      <style:text-properties style:use-window-font-color="true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>
      <style:table-cell-properties fo:background-color="#ffcc00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ground</text:p>
          </table:table-cell>
          <table:table-cell table:style-name="ce2" office:value-type="float" office:value="0.108">
            <text:p>0.1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p10</text:p>
          </table:table-cell>
          <table:table-cell office:value-type="float" office:value="0.8">
            <text:p>0.8</text:p>
          </table:table-cell>
          <table:table-cell table:style-name="ce1" office:value-type="string">
            <text:p>Riw</text:p>
          </table:table-cell>
          <table:table-cell table:style-name="ce1" office:value-type="string">
            <text:p>Rw – фон</text:p>
          </table:table-cell>
          <table:table-cell table:style-name="ce1" office:value-type="string">
            <text:p>Rw – Rср ^2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float" office:value="0.617">
            <text:p>0.617</text:p>
          </table:table-cell>
          <table:table-cell table:formula="of:=[.D4]/[.D3]" office:value-type="float" office:value="0.77125">
            <text:p>0.77125</text:p>
          </table:table-cell>
          <table:table-cell table:formula="of:=([.D4]-[.D2])/[.D3]" office:value-type="float" office:value="0.63625">
            <text:p>0.63625</text:p>
          </table:table-cell>
          <table:table-cell table:formula="of:=([.F4]-[.E13])*([.F4]-[.E13])" office:value-type="float" office:value="0.200676000976562">
            <text:p>0.200676001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>
            <text:p>t2</text:p>
          </table:table-cell>
          <table:table-cell office:value-type="float" office:value="1.007">
            <text:p>1.007</text:p>
          </table:table-cell>
          <table:table-cell table:formula="of:=[.D5]/[.D3]" office:value-type="float" office:value="1.25875">
            <text:p>1.25875</text:p>
          </table:table-cell>
          <table:table-cell table:formula="of:=([.D5]-[.D2])/[.D3]" office:value-type="float" office:value="1.12375">
            <text:p>1.12375</text:p>
          </table:table-cell>
          <table:table-cell table:formula="of:=([.F5]-[.E13])*([.F5]-[.E13])" office:value-type="float" office:value="0.00156271972656248">
            <text:p>0.0015627197</text:p>
          </table:table-cell>
          <table:table-cell office:value-type="string">
            <text:p>Rw%</text:p>
          </table:table-cell>
          <table:table-cell table:style-name="ce7" table:formula="of:=([.E13]-1)*100" office:value-type="float" office:value="8.421875">
            <text:p>8.421875</text:p>
          </table:table-cell>
        </table:table-row>
        <table:table-row table:style-name="ro1">
          <table:table-cell table:number-columns-repeated="2"/>
          <table:table-cell office:value-type="string">
            <text:p>t3</text:p>
          </table:table-cell>
          <table:table-cell office:value-type="float" office:value="1.025">
            <text:p>1.025</text:p>
          </table:table-cell>
          <table:table-cell table:formula="of:=[.D6]/[.D3]" office:value-type="float" office:value="1.28125">
            <text:p>1.28125</text:p>
          </table:table-cell>
          <table:table-cell table:formula="of:=([.D6]-[.D2])/[.D3]" office:value-type="float" office:value="1.14625">
            <text:p>1.14625</text:p>
          </table:table-cell>
          <table:table-cell table:formula="of:=([.F6]-[.E13])*([.F6]-[.E13])" office:value-type="float" office:value="0.00384787597656247">
            <text:p>0.003847876</text:p>
          </table:table-cell>
          <table:table-cell office:value-type="string">
            <text:p>Rw% б в фона</text:p>
          </table:table-cell>
          <table:table-cell table:style-name="ce5" table:formula="of:=([.E12]-1)*100" office:value-type="float" office:value="21.921875">
            <text:p>21.921875</text:p>
          </table:table-cell>
        </table:table-row>
        <table:table-row table:style-name="ro1">
          <table:table-cell table:number-columns-repeated="2"/>
          <table:table-cell office:value-type="string">
            <text:p>t4</text:p>
          </table:table-cell>
          <table:table-cell office:value-type="float" office:value="1.058">
            <text:p>1.058</text:p>
          </table:table-cell>
          <table:table-cell table:formula="of:=[.D7]/[.D3]" office:value-type="float" office:value="1.3225">
            <text:p>1.3225</text:p>
          </table:table-cell>
          <table:table-cell table:formula="of:=([.D7]-[.D2])/[.D3]" office:value-type="float" office:value="1.1875">
            <text:p>1.1875</text:p>
          </table:table-cell>
          <table:table-cell table:formula="of:=([.F7]-[.E13])*([.F7]-[.E13])" office:value-type="float" office:value="0.0106670166015625">
            <text:p>0.0106670166</text:p>
          </table:table-cell>
          <table:table-cell office:value-type="string">
            <text:p>Относ погреш</text:p>
          </table:table-cell>
          <table:table-cell table:style-name="ce5" table:formula="of:=([.D13]-[.D3])/[.D3]*100" office:value-type="float" office:value="8.421875">
            <text:p>8.421875</text:p>
          </table:table-cell>
        </table:table-row>
        <table:table-row table:style-name="ro1">
          <table:table-cell table:number-columns-repeated="2"/>
          <table:table-cell office:value-type="string">
            <text:p>t5</text:p>
          </table:table-cell>
          <table:table-cell office:value-type="float" office:value="1.042">
            <text:p>1.042</text:p>
          </table:table-cell>
          <table:table-cell table:formula="of:=[.D8]/[.D3]" office:value-type="float" office:value="1.3025">
            <text:p>1.3025</text:p>
          </table:table-cell>
          <table:table-cell table:formula="of:=([.D8]-[.D2])/[.D3]" office:value-type="float" office:value="1.1675">
            <text:p>1.1675</text:p>
          </table:table-cell>
          <table:table-cell table:formula="of:=([.F8]-[.E13])*([.F8]-[.E13])" office:value-type="float" office:value="0.0069357666015625">
            <text:p>0.0069357666</text:p>
          </table:table-cell>
          <table:table-cell office:value-type="string">
            <text:p>Относ п без в ф</text:p>
          </table:table-cell>
          <table:table-cell table:style-name="ce5" table:formula="of:=(([.D12]-[.D3])/[.D3])*100" office:value-type="float" office:value="21.921875">
            <text:p>21.921875</text:p>
          </table:table-cell>
        </table:table-row>
        <table:table-row table:style-name="ro1">
          <table:table-cell table:number-columns-repeated="2"/>
          <table:table-cell office:value-type="string">
            <text:p>t6</text:p>
          </table:table-cell>
          <table:table-cell office:value-type="float" office:value="1.071">
            <text:p>1.071</text:p>
          </table:table-cell>
          <table:table-cell table:formula="of:=[.D9]/[.D3]" office:value-type="float" office:value="1.33875">
            <text:p>1.33875</text:p>
          </table:table-cell>
          <table:table-cell table:formula="of:=([.D9]-[.D2])/[.D3]" office:value-type="float" office:value="1.20375">
            <text:p>1.20375</text:p>
          </table:table-cell>
          <table:table-cell table:formula="of:=([.F9]-[.E13])*([.F9]-[.E13])" office:value-type="float" office:value="0.0142877197265625">
            <text:p>0.0142877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7</text:p>
          </table:table-cell>
          <table:table-cell office:value-type="float" office:value="0.915">
            <text:p>0.915</text:p>
          </table:table-cell>
          <table:table-cell table:formula="of:=[.D10]/[.D3]" office:value-type="float" office:value="1.14375">
            <text:p>1.14375</text:p>
          </table:table-cell>
          <table:table-cell table:formula="of:=([.D10]-[.D2])/[.D3]" office:value-type="float" office:value="1.00875">
            <text:p>1.00875</text:p>
          </table:table-cell>
          <table:table-cell table:formula="of:=([.F10]-[.E13])*([.F10]-[.E13])" office:value-type="float" office:value="0.0056955322265625">
            <text:p>0.0056955322</text:p>
          </table:table-cell>
          <table:table-cell office:value-type="string">
            <text:p>Коэф вариации vw% </text:p>
          </table:table-cell>
          <table:table-cell table:style-name="ce8" table:formula="of:=SQRT([.G12]/7)*100/[.E13]" office:value-type="float" office:value="17.6752865543428">
            <text:p>17.6752865543</text:p>
          </table:table-cell>
        </table:table-row>
        <table:table-row table:style-name="ro1">
          <table:table-cell table:number-columns-repeated="2"/>
          <table:table-cell office:value-type="string">
            <text:p>t8</text:p>
          </table:table-cell>
          <table:table-cell office:value-type="float" office:value="1.068">
            <text:p>1.068</text:p>
          </table:table-cell>
          <table:table-cell table:formula="of:=[.D11]/[.D3]" office:value-type="float" office:value="1.335">
            <text:p>1.335</text:p>
          </table:table-cell>
          <table:table-cell table:formula="of:=([.D11]-[.D2])/[.D3]" office:value-type="float" office:value="1.2">
            <text:p>1.2</text:p>
          </table:table-cell>
          <table:table-cell table:formula="of:=([.F11]-[.E13])*([.F11]-[.E13])" office:value-type="float" office:value="0.0134052978515625">
            <text:p>0.01340529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среднее</text:p>
          </table:table-cell>
          <table:table-cell table:style-name="ce4" table:formula="of:=SUM([.D4:.D11])/8" office:value-type="float" office:value="0.975375">
            <text:p>0.975375</text:p>
          </table:table-cell>
          <table:table-cell table:style-name="ce5" table:formula="of:=SUM([.E4:.E11])/8" office:value-type="float" office:value="1.21921875">
            <text:p>1.21921875</text:p>
          </table:table-cell>
          <table:table-cell table:style-name="ce5" table:formula="of:=SUM([.F4:.F11])" office:value-type="float" office:value="8.67375">
            <text:p>8.67375</text:p>
          </table:table-cell>
          <table:table-cell table:style-name="ce7" table:formula="of:=SUM([.G4:.G11])" office:value-type="float" office:value="0.2570779296875">
            <text:p>0.25707792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Среднее-фон</text:p>
          </table:table-cell>
          <table:table-cell table:style-name="ce4" table:formula="of:=[.D12]-[.D2]" office:value-type="float" office:value="0.867375">
            <text:p>0.867375</text:p>
          </table:table-cell>
          <table:table-cell table:style-name="ce6" table:formula="of:=[.E12]-([.D2]/[.D3])" office:value-type="float" office:value="1.08421875">
            <text:p>1.08421875</text:p>
          </table:table-cell>
          <table:table-cell table:number-columns-repeated="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11/10/2020</text:date>, <text:time>11:19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9:01:33.25</meta:creation-date>
    <dc:date>2020-11-10T11:19:12.50</dc:date>
    <meta:editing-duration>PT2H17M39S</meta:editing-duration>
    <meta:editing-cycles>6</meta:editing-cycles>
    <meta:generator>OpenOffice/4.1.6$Win32 OpenOffice.org_project/416m1$Build-9790</meta:generator>
    <meta:document-statistic meta:table-count="3" meta:cell-count="65" meta:object-count="0"/>
  </office:meta>
</office:document-meta>
</file>